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bc468"/>
    </style:style>
    <style:style style:name="T1" style:family="text">
      <style:text-properties officeooo:rsid="000bc468"/>
    </style:style>
    <style:style style:name="T2" style:family="text">
      <style:text-properties officeooo:rsid="000c57a2"/>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Livre X<text:line-break/>Orphée et Eurydice</text:h>
      <text:p text:style-name="Standard">De là, à travers l’immensité de l’éther, couvert de son vêtement safran, Hyménée s’éloigne, se dirige vers le territoire des Ciconiens, et la voix d’Orphée l’y appelle en vain. Il fut présent certes, mais il n’apporta ni paroles solennelles, ni visage joyeux, ni <text:span text:style-name="T1">présage heureux</text:span>. La torche même qu’il tint ne cessa pas d’émettre un son strident accompagné d’une fumée qui provoque les larmes et il ne fit naître aucune flamme en l’agitant. La suite fut plus pénible que le présage ; en effet pendant que la jeune mariée, accompagnée d’une troupe de Naïades se promenait dans les herbes, elle fut mordue au talon par la dent d’un serpent et <text:span text:style-name="T1">périt</text:span>.</text:p>
      <text:p text:style-name="Standard">Après que le chantre (uates) du Rhodope l’eut suffisamment pleurée dans les airs supérieurs, pour ne pas rester sans tenter de gagner aussi les ombres, il osa descendre par la porte du Ténare jusqu’au Styx. En passant parmi les <text:span text:style-name="T1">peuples sans pesanteur </text:span>et les fantômes qui ont reçu une sépulture, il alla trouver Perséphone et le souverain des ombres, qui règne sur le royaume <text:span text:style-name="T1">qui n’est pas agréable </text:span>; après avoir frappé ses cordes pour accompagner son chant, il dit : « Ô divinités du monde souterrain, dans lequel nous retombons nous tous qui sommes créés mortels, s’il est possible et si vous permettez que je dise la <text:span text:style-name="T1">vérité </text:span>en laissant de côté les détours d’une langue trompeuse, je ne suis pas descendu ici, pour voir le sombre Tartare ni pour enchaîner la triple gueule hérissée de serpents du monstre descendant de Méduse. La raison de mon voyage, c’est mon épouse : une <text:span text:style-name="T1">vipère </text:span>qu’elle avait foulée du pied, a répandu en elle son venin et lui a volé ses jeunes années. J’ai voulu pouvoir supporter, je l’ai tenté, je ne le nierai pas ; l’<text:span text:style-name="T1">amour</text:span> l’a emporté. Ce dieu est bien connu dans les régions supérieures. L’est-il ici aussi ? je ne sais ; mais je suppose qu’il l’est ici aussi. Si ce que l’on raconte d’un <text:span text:style-name="T1">antique </text:span>enlèvement n’est pas un <text:span text:style-name="T1">mensonge</text:span>, <text:span text:style-name="T1">vous </text:span>aussi, c’est l’Amour qui vous a unis. Par ces <text:span text:style-name="T1">lieux pleins d’épouvante</text:span>, par ce <text:span text:style-name="T1">chaos </text:span>immense, par ce <text:span text:style-name="T1">royaume vaste et silencieux</text:span>, je vous en supplie, tissez de nouveau le <text:span text:style-name="T1">destin </text:span>trop tôt achevé d’Eurydice. Tout vous est dû et après nous être un peu attardés, nous nous hâtons tôt ou tard vers le même séjour. Nous tendons tous ici, c’est ici qu’est notre dernière demeure et c’est vous qui gardez le règne le plus long sur le genre humain. Elle aussi, quand elle aura accompli les années qui lui sont dues et qu’elle sera à l’âge normal de la mort, relèvera de votre <text:span text:style-name="T1">loi</text:span>. Plutôt qu’un don, je demande un usufruit. Si les destins refusent cette faveur pour mon épouse, je ne veux pas refaire le chemin en sens contraire, c’est pour moi une certitude. Réjouissez-vous de notre trépas à tous deux ».</text:p>
      <text:p text:style-name="P1">Tandis qu’il disait ces paroles et qu’il faisait vibrer ses cordes pour les accompagner, les âmes exsangues <text:span text:style-name="T1">pleuraient </text:span>; Tantale ne chercha plus à saisir l’eau fugitive, la roue d’Ixion s’arrêta, les oiseaux ne déchirèrent plus le foie (de Tityos), les petites-filles de Bélus abandonnèrent leurs urnes et toi, Sisyphe, tu t’assis sur ton rocher. Alors pour la première fois les Euménides <text:span text:style-name="T1">vaincues par son chant </text:span>inondèrent, dit-on, leurs joues de <text:span text:style-name="T1">larmes </text:span>; ni l’épouse du souverain ni celui qui gouverne le royaume d’en-bas <text:span text:style-name="T1">ne peuvent s’opposer </text:span>à sa prière et ils appellent Eurydice. Elle était parmi les ombres récemment arrivées et s’avança d’un pas lent à cause de sa blessure.</text:p>
      <text:p text:style-name="P1">Orphée du Rhodope la reçoit mais avec elle aussi, l’<text:span text:style-name="T1">interdiction </text:span>de porter ses regards derrière lui, avant d’être sorti des vallées de l’Averne ; sinon le présent <text:s/>sera vain. Ils prennent dans un profond <text:span text:style-name="T1">silence </text:span>un sentier en pente, escarpé, <text:span text:style-name="T1">obscur</text:span>, qu’emplissait un brouillard épais. Ils n’étaient pas loin de la surface de la terre, de son <text:span text:style-name="T1">bord</text:span>. Lui, craignant qu’elle ne lui échappe et impatient de la voir, amoureux, tourna les yeux et aussitôt elle fut attirée en arrière ; tendant les bras, cherchant à être étreinte et à l’étreindre, <text:span text:style-name="T1">elle ne saisit rien</text:span>, la malheureuse, si ce n’est l’air qui lui échappe. Déjà <text:span text:style-name="T1">mourant une seconde fois</text:span>, elle ne s’est plainte en rien de son époux, (de quoi se plaindrait-elle, si ce n’est d’être aimée ?) a prononcé un dernier « adieu » que les oreilles d’Orphée ne pouvaient qu’à peine entendre et elle retourna pour la seconde fois d’où elle venait.</text:p>
      <text:p text:style-name="Standard"><text:soft-page-break/>La seconde <text:span text:style-name="T1">mort </text:span>de son épouse frappa Orphée de <text:span text:style-name="T1">stupeur</text:span>, tout à fait comme celui qui vit les trois cous du chien (des Enfers) dont celui du milieu portait des chaînes, lui que son effroi ne quitta qu’en même temps que son état premier, lorsque la pierre se fut installée dans tout son corps ; comme Olénos aussi qui prit sur lui la faute et voulut paraître coupable et comme toi aussi, malheureuse Léthéa, trop confiante en ta beauté, cœurs jadis très unis, maintenant pierres que porte l’humide Id<text:span text:style-name="T1">a</text:span>. Comme Orphée implorait et voulait <text:span text:style-name="T1">en vain </text:span>passer de nouveau, le nocher des Enfers <text:s/>l’en avait empêché. Lui cependant resta assis <text:span text:style-name="T1">pendant sept jours </text:span>sur la rive, <text:span text:style-name="T1">négligé et privé des dons de Cérès</text:span>. Son souci amoureux, son tourment et ses larmes furent ses aliments.</text:p>
      <text:p text:style-name="Standard">Se plaignant de la cruauté des dieux de l’<text:span text:style-name="T1">É</text:span>rèbe, il se retire sur les hauteurs du Rhodope et sur l’Hémus battu par les Aquilons. <text:span text:style-name="T1">Pour la troisième fois le titan avait achevé l’année, fermée par les poissons marins </text:span>et Orphée <text:span text:style-name="T1">avait fui tout plaisir amoureux de Vénus </text:span>avec les femmes, soit parce que cela avait mal tourné pour lui, soit parce qu’il avait engagé sa foi. Cependant nombreuses étaient les femmes possédées par le désir ardent de se joindre au chantre. Nombreuses furent celles qui furent repoussées et en souffrirent. Ce fut aussi lui qui conseilla aux peuples de la Thrace de reporter <text:span text:style-name="T1">leur amour sur de jeunes enfants mâles </text:span>et de cueillir les premières fleurs du bref printemps de la vie, avant la jeunesse.</text:p>
      <text:p text:style-name="Standard">Il y avait une colline et sur cette colline un plateau très plat que le gazon rendait verdoyant. Le lieu manquait d’ombre ; après que le chantre, fils des dieux, se fut assis en cet endroit et qu’il eut fait vibrer ses cordes qui résonnent, l’ombre vint dans ce lieu. Ne manqua ni l’<text:span text:style-name="T1">arbre</text:span> de Chaonie, ni le bois des Héliades ni le chêne aux hautes frondaisons ni le tilleul tendre ni le hêtre ; vinrent aussi le laurier-vierge, le coudrier fragile et le frêne utile pour les javelots et le sapin sans nœud ainsi que l’yeuse que les glands font se courber et le platane des jours de fête et l’érable aux couleurs variées et avec eux les saules qui croissent au bord des rivières et le lotus aquatique, le buis continuellement vert, les tamaris grêles, le myrte de deux couleurs et le laurier-tin aux baies noirâtres. Vous êtes venus aussi, lierres aux pieds flexibles, et vous aussi vignes couvertes de pampres, ormeaux enveloppés de vignes, ornes, épicéas, arbousiers chargés de fruits rouges, souples palmes, récompenses du vainqueur et toi le pin à la chevelure relevée, à la cime hérissée qui es cher à la mère des dieux ; s’il est vrai qu’Attis, favori de Cybèle, s’est défait pour lui de la figure humaine et est devenu dur en prenant ce tronc.</text:p>
      <text:p text:style-name="Standard">Participa à cette foule le cyprès semblable aux bornes du cirque, arbre aujourd’hui, jadis enfant chéri du dieu qui dirige la cithare par ses cordes comme par sa corde l’arc…</text:p>
      <text:p text:style-name="Standard">[…]</text:p>
      <text:h text:style-name="Heading_20_1" text:outline-level="1">Livre XI<text:line-break/>La mort d’Orphée</text:h>
      <text:p text:style-name="Standard">Pendant que le chantre de Thrace <text:span text:style-name="T1">entraîne à sa suite </text:span>par un tel chant les forêts, les bêtes sauvages et les pierres, voici que les jeunes femmes des Ciconiens dont les poitrines, dans leur délire, sont couvertes de peaux de bêtes, distinguent du haut d’un tertre Orphée qui <text:span text:style-name="T1">unit ses chants aux sons des cordes qu’il frappe </text:span>; une d’entr’elles ayant secoué ses cheveux dans l’air léger « Le voilà, dit-elle, le voilà celui qui nous méprise. » et elle lança sur la <text:span text:style-name="T1">bouche harmonieuse </text:span>du chantre d’Apollon son thyrse qui, entouré de feuilles, n’y laissa qu’une marque sans blessure. Le trait d’une autre est une pierre qui, lancée dans les airs mêmes, fut vaincue par l’harmonie de la voix et de la lyre et, comme si elle suppliait pour ces <text:span text:style-name="T1">crimes si dignes des Furies</text:span>, elle tomba à ses pieds. Mais les assauts téméraires redoublent, la mesure disparaît et <text:span text:style-name="T1">É</text:span>rinys insensée règne. Tous leurs <text:span text:style-name="T1">traits </text:span>seraient atténués par son chant ; mais la clameur immense, la flûte du Bérécynthe au pavillon recourbé, les tambourins, les battements des mains, les <text:span text:style-name="T1">hurlements </text:span>des Bacchantes retentirent <text:span text:style-name="T1">en faisant obstacle en faisant obstacle </text:span>au son de la cithare ; alors à la fin les pierres ont pris la couleur rouge du sang du chantre <text:s/>qu’elles n’entendaient plus.</text:p>
      <text:p text:style-name="Standard"><text:soft-page-break/>Tout ce qui faisait les titres du triomphe d’Orphée, les animaux que sa voix qui chantait frappait encore de stupeur, des oiseaux innombrables, des serpents, une troupe de bêtes sauvages, les Ménades le lui ont ravi. Puis elles tournent contre Orphée leurs mains ensanglantées et se rassemblent comme les oiseaux, lorsqu’ils voient l’oiseau de la nuit errant en plein jour ; comme le cerf destiné à mourir, le matin, dans l’arène de l’amphithéâtre est la proie des chiens, elles assaillent le chantre et jettent sur lui leurs thyrses au vert feuillage qui ne sont pas faits pour cette tâche. Elles lancent les unes des mottes de terre, d’autres des branches arrachées aux arbres, d’autres des pierres ; aucun trait ne devait faire défaut à leur fureur : des bœufs se trouvaient retourner la terre de leur soc enfoncé et non loin de là préparant la récolte avec force sueur, des paysans aux bras musclés creusaient les champs difficiles ; à la vue de cette troupe, ils s’enfuient et abandonnent les <text:span text:style-name="T2">instruments de leur travail, des armes </text:span>; dans la campagne inoccupée gisent éparpillés les sarcloirs, les lourds râteaux et les longs hoyaux. Quand les Ménades, <text:span text:style-name="T2">sauvages</text:span>, les ont emportés et <text:span text:style-name="T2">ont mis en pièces les bœufs </text:span>aux cornes menaçantes, elles reviennent en courant vers le chantre, pour accomplir son destin : lui qui tendait les mains et pour la première fois à ce moment prononçait des paroles vaines, lui dont <text:span text:style-name="T2">la voix ne mettait plus rien en mouvement</text:span>, Sacrilèges, <text:span text:style-name="T2">elles le tuent </text:span>et par cette bouche, ô Jupiter, qui s’était fait entendre des pierres et comprendre des bêtes sauvages <text:span text:style-name="T2">son âme s’exhala et s’en alla dans les airs</text:span>.</text:p>
      <text:p text:style-name="Standard">Sur toi, Orphée, <text:span text:style-name="T2">pleurèrent </text:span>les oiseaux affligés, sur toi <text:span text:style-name="T2">pleura </text:span>la multitude des bêtes sauvages, sur toi <text:span text:style-name="T2">pleurèrent</text:span> les durs rochers, les forêts qui avaient souvent suivi tes chants ; les arbres ayant quitté leur feuillage, ayant coupé leur chevelure prirent le <text:span text:style-name="T2">deuil </text:span>; les fleuves aussi, dit-on, s’accrurent de leurs propres larmes et les Naïades et les Dryades recouvrirent leurs voiles d’un vêtement sombre et laissèrent leurs cheveux épars. Ses membres gisent en des lieux divers. Tu reçois, Hèbre, <text:span text:style-name="T2">sa tête </text:span>et <text:span text:style-name="T2">sa lyre </text:span>et (miracle !) pendant qu’elle glisse au milieu du courant, la lyre fait entendre je ne sais quelle <text:span text:style-name="T2">plainte</text:span> affligée, sa langue sans vie fait entendre des murmures affligés et les rives renvoient des échos affligés. Déjà <text:span text:style-name="T2">la tête et la lyre </text:span>portées à la mer quittent le fleuve de la contrée et s’emparent du rivage de Lesbos à Méthymne. Là un serpent cruel cherche à atteindre cette tête exposée sur des sables étrangers et ces cheveux inondés d’eau qui coule goutte à goutte. Cependant <text:span text:style-name="T2">Phébus </text:span>vient et ce serpent prêt à mordre, il l’écarte, pétrifie sa gueule grande ouverte et durcit, comme elle était, sa large bouche.</text:p>
      <text:p text:style-name="Standard">L’ombre d’Orphée descend sous terre et il reconnaît tous les lieux qu’il avait vus auparavant ; il cherche dans les champs des Bienheureux Eurydice, la trouve et l’entoure de ses bras passionnés. Là, tantôt ils se promènent tous deux d’un même pas, tantôt il suit Eurydice qui le précède, tantôt il marche devant et la guide et c’est désormais en toute sécurité <text:span text:style-name="T2">qu’Orphée se retourne pour regarder son Eurydice.</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indent="0.4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_3c_l_3e_" style:display-name="&lt;l&gt;" style:family="paragraph" style:parent-style-name="Text_20_body" style:master-page-name="">
      <style:paragraph-properties fo:text-align="center" style:justify-single-word="false" style:page-number="auto">
        <style:tab-stops/>
      </style:paragraph-properties>
    </style:style>
    <style:style style:name="_3c_signed_3e_" style:display-name="&lt;signed&gt;" style:family="paragraph" style:parent-style-name="Text_20_body">
      <style:paragraph-properties fo:text-align="end" style:justify-single-word="false"/>
      <style:text-properties fo:font-variant="small-cap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_3c_pb_3e_" style:display-name="&lt;pb&gt;" style:family="text">
      <style:text-properties fo:color="#ff0000"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7-06T17:28:01.915991038</meta:creation-date>
    <dc:date>2020-07-07T12:59:23.083382304</dc:date>
    <meta:editing-duration>PT24M57S</meta:editing-duration>
    <meta:editing-cycles>2</meta:editing-cycles>
    <meta:generator>LibreOffice/6.3.5.2$Linux_X86_64 LibreOffice_project/30$Build-2</meta:generator>
    <meta:document-statistic meta:table-count="0" meta:image-count="0" meta:object-count="0" meta:page-count="3" meta:paragraph-count="15" meta:word-count="2022" meta:character-count="11667" meta:non-whitespace-character-count="9657"/>
  </office:meta>
</office:document-meta>
</file>